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DejaVu Sans Mono', 'Bitstream Vera Sans Mono', monospace"/>
    <style:font-face style:name="DejaVu Sans1" svg:font-family="'DejaVu Sans'" style:font-family-generic="swiss"/>
    <style:font-face style:name="AR PL KaitiM GB1" svg:font-family="'AR PL KaitiM GB'" style:font-family-generic="modern" style:font-pitch="fixed"/>
    <style:font-face style:name="Bitstream Vera Sans Mono" svg:font-family="'Bitstream Vera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5.5in" fo:margin-left="1.1917in" table:align="left"/>
    </style:style>
    <style:style style:name="Table1.A" style:family="table-column">
      <style:table-column-properties style:column-width="2.1563in"/>
    </style:style>
    <style:style style:name="Table1.B" style:family="table-column">
      <style:table-column-properties style:column-width="3.3438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5.5in" fo:margin-left="1.1604in" table:align="left"/>
    </style:style>
    <style:style style:name="Table2.A" style:family="table-column">
      <style:table-column-properties style:column-width="2.1875in"/>
    </style:style>
    <style:style style:name="Table2.B" style:family="table-column">
      <style:table-column-properties style:column-width="3.3125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5.5014in" table:align="right"/>
    </style:style>
    <style:style style:name="Table3.A" style:family="table-column">
      <style:table-column-properties style:column-width="2.1493in"/>
    </style:style>
    <style:style style:name="Table3.B" style:family="table-column">
      <style:table-column-properties style:column-width="3.3521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3.3465in" style:rel-column-width="32767*"/>
    </style:style>
    <style:style style:name="Table4.B" style:family="table-column">
      <style:table-column-properties style:column-width="3.3465in" style:rel-column-width="32768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B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12223" officeooo:paragraph-rsid="00112223"/>
    </style:style>
    <style:style style:name="P2" style:family="paragraph" style:parent-style-name="Standard">
      <style:text-properties style:font-name="Bitstream Vera Sans Mono" fo:font-size="10pt" officeooo:rsid="00112223" officeooo:paragraph-rsid="00112223" style:font-size-asian="8.75pt" style:font-size-complex="10pt"/>
    </style:style>
    <style:style style:name="P3" style:family="paragraph" style:parent-style-name="Standard">
      <style:text-properties style:font-name="Liberation Serif" fo:font-size="12pt" officeooo:rsid="00112223" officeooo:paragraph-rsid="00112223" style:font-size-asian="10.5pt" style:font-size-complex="12pt"/>
    </style:style>
    <style:style style:name="P4" style:family="paragraph" style:parent-style-name="Standard">
      <style:text-properties style:font-name="Liberation Serif" fo:font-size="12pt" officeooo:rsid="00138c0d" officeooo:paragraph-rsid="00138c0d" style:font-size-asian="10.5pt" style:font-size-complex="12pt"/>
    </style:style>
    <style:style style:name="P5" style:family="paragraph" style:parent-style-name="Standard">
      <style:text-properties style:font-name="Liberation Serif" fo:font-size="12pt" officeooo:rsid="0015043a" officeooo:paragraph-rsid="0015043a" style:font-size-asian="10.5pt" style:font-size-complex="12pt"/>
    </style:style>
    <style:style style:name="P6" style:family="paragraph" style:parent-style-name="Standard">
      <style:text-properties style:font-name="Liberation Serif" fo:font-size="12pt" officeooo:rsid="0016795b" officeooo:paragraph-rsid="0016795b" style:font-size-asian="10.5pt" style:font-size-complex="12pt"/>
    </style:style>
    <style:style style:name="P7" style:family="paragraph" style:parent-style-name="Standard">
      <style:text-properties officeooo:rsid="000240a4" officeooo:paragraph-rsid="0015043a"/>
    </style:style>
    <style:style style:name="P8" style:family="paragraph" style:parent-style-name="Standard">
      <style:text-properties officeooo:rsid="00055eaa" officeooo:paragraph-rsid="0015043a"/>
    </style:style>
    <style:style style:name="P9" style:family="paragraph" style:parent-style-name="Standard">
      <style:text-properties officeooo:rsid="000adc5b" officeooo:paragraph-rsid="0015043a"/>
    </style:style>
    <style:style style:name="P10" style:family="paragraph" style:parent-style-name="Standard">
      <style:text-properties officeooo:rsid="00071758" officeooo:paragraph-rsid="0015043a"/>
    </style:style>
    <style:style style:name="P11" style:family="paragraph" style:parent-style-name="Text_20_body">
      <style:text-properties officeooo:rsid="000240a4" officeooo:paragraph-rsid="0015043a"/>
    </style:style>
    <style:style style:name="P12" style:family="paragraph" style:parent-style-name="Table_20_Contents">
      <style:text-properties officeooo:rsid="000953f0" officeooo:paragraph-rsid="0015043a"/>
    </style:style>
    <style:style style:name="P13" style:family="paragraph" style:parent-style-name="Table_20_Contents">
      <style:text-properties officeooo:rsid="000adc5b" officeooo:paragraph-rsid="0015043a"/>
    </style:style>
    <style:style style:name="P14" style:family="paragraph" style:parent-style-name="Table_20_Contents">
      <style:text-properties style:font-name="Liberation Serif" fo:font-size="12pt" officeooo:rsid="0016795b" officeooo:paragraph-rsid="0016795b" style:font-size-asian="10.5pt" style:font-size-complex="12pt"/>
    </style:style>
    <style:style style:name="P15" style:family="paragraph" style:parent-style-name="Table_20_Contents">
      <style:text-properties style:font-name="Liberation Serif" fo:font-size="12pt" officeooo:rsid="001865ce" officeooo:paragraph-rsid="001865ce" style:font-size-asian="10.5pt" style:font-size-complex="12pt"/>
    </style:style>
    <style:style style:name="P16" style:family="paragraph" style:parent-style-name="Preformatted_20_Text">
      <style:text-properties fo:font-variant="normal" fo:text-transform="none" fo:color="#999988" style:font-name="Consolas" fo:font-size="9.75pt" fo:font-style="italic" fo:font-weight="normal" officeooo:rsid="000240a4" officeooo:paragraph-rsid="0015043a"/>
    </style:style>
    <style:style style:name="P17" style:family="paragraph" style:parent-style-name="Preformatted_20_Text">
      <style:text-properties fo:font-variant="normal" fo:text-transform="none" fo:color="#666666" style:font-name="Consolas" fo:font-size="9.75pt" fo:letter-spacing="normal" fo:font-style="normal" fo:font-weight="bold" officeooo:rsid="000240a4" officeooo:paragraph-rsid="0015043a"/>
    </style:style>
    <style:style style:name="P18" style:family="paragraph" style:parent-style-name="Preformatted_20_Text">
      <style:paragraph-properties style:line-height-at-least="0.1563in" fo:text-align="start" style:justify-single-word="false" fo:padding="0.0193in" fo:border="0.06pt solid #cccccc"/>
      <style:text-properties fo:font-variant="normal" fo:text-transform="none" fo:color="#999988" style:font-name="Bitstream Vera Sans Mono" fo:font-size="8pt" fo:font-style="italic" fo:font-weight="normal" officeooo:rsid="000240a4" officeooo:paragraph-rsid="0015043a" style:font-size-asian="8pt" style:font-size-complex="8pt"/>
    </style:style>
    <style:style style:name="P19" style:family="paragraph" style:parent-style-name="Preformatted_20_Text">
      <style:paragraph-properties style:line-height-at-least="0.1563in" fo:text-align="start" style:justify-single-word="false" fo:padding="0.0193in" fo:border="0.06pt solid #cccccc"/>
      <style:text-properties fo:font-variant="normal" fo:text-transform="none" fo:color="#000000" style:font-name="Bitstream Vera Sans Mono" fo:font-size="8pt" fo:font-style="normal" fo:font-weight="normal" officeooo:paragraph-rsid="0015043a" style:font-size-asian="8pt" style:font-size-complex="8pt"/>
    </style:style>
    <style:style style:name="P20" style:family="paragraph" style:parent-style-name="Preformatted_20_Text">
      <style:paragraph-properties style:line-height-at-least="0.1563in" fo:text-align="start" style:justify-single-word="false" fo:padding="0.0193in" fo:border="0.06pt solid #cccccc"/>
      <style:text-properties fo:font-variant="normal" fo:text-transform="none" fo:color="#000000" style:font-name="Bitstream Vera Sans Mono" fo:font-size="8pt" fo:font-style="normal" fo:font-weight="normal" officeooo:rsid="0015043a" officeooo:paragraph-rsid="00164dde" style:font-size-asian="8pt" style:font-size-complex="8pt"/>
    </style:style>
    <style:style style:name="P21" style:family="paragraph" style:parent-style-name="Preformatted_20_Text">
      <style:paragraph-properties style:line-height-at-least="0.1563in" fo:text-align="start" style:justify-single-word="false" fo:padding="0.0193in" fo:border="0.06pt solid #cccccc"/>
      <style:text-properties fo:font-variant="normal" fo:text-transform="none" fo:color="#000000" style:font-name="Bitstream Vera Sans Mono" fo:font-size="8pt" style:font-size-asian="8pt" style:font-size-complex="8pt"/>
    </style:style>
    <style:style style:name="P22" style:family="paragraph" style:parent-style-name="Preformatted_20_Text">
      <style:paragraph-properties style:line-height-at-least="0.1563in" fo:text-align="start" style:justify-single-word="false" fo:padding="0.0193in" fo:border="0.06pt solid #cccccc"/>
      <style:text-properties fo:font-variant="normal" fo:text-transform="none" fo:color="#000000" style:font-name="Bitstream Vera Sans Mono" fo:font-size="8pt" officeooo:paragraph-rsid="0015043a" style:font-size-asian="8pt" style:font-size-complex="8pt"/>
    </style:style>
    <style:style style:name="P23" style:family="paragraph" style:parent-style-name="Preformatted_20_Text">
      <style:paragraph-properties fo:margin-top="0in" fo:margin-bottom="0.1965in" style:contextual-spacing="false" style:line-height-at-least="0.1563in" fo:text-align="start" style:justify-single-word="false" fo:padding="0.0193in" fo:border="0.06pt solid #cccccc"/>
      <style:text-properties fo:font-variant="normal" fo:text-transform="none" fo:color="#666666" style:font-name="Bitstream Vera Sans Mono" fo:font-size="8pt" fo:font-style="normal" fo:font-weight="bold" style:font-size-asian="8pt" style:font-size-complex="8pt"/>
    </style:style>
    <style:style style:name="P24" style:family="paragraph" style:parent-style-name="Preformatted_20_Text">
      <style:paragraph-properties fo:margin-top="0in" fo:margin-bottom="0.1965in" style:contextual-spacing="false" style:line-height-at-least="0.1563in" fo:text-align="start" style:justify-single-word="false" fo:padding="0.0193in" fo:border="0.06pt solid #cccccc"/>
      <style:text-properties fo:font-variant="normal" fo:text-transform="none" fo:color="#666666" style:font-name="Bitstream Vera Sans Mono" fo:font-size="8pt" fo:font-style="normal" fo:font-weight="bold" officeooo:paragraph-rsid="0015043a" style:font-size-asian="8pt" style:font-size-complex="8pt"/>
    </style:style>
    <style:style style:name="P25" style:family="paragraph" style:parent-style-name="Preformatted_20_Text">
      <style:paragraph-properties fo:margin-top="0in" fo:margin-bottom="0.1965in" style:contextual-spacing="false" style:line-height-at-least="0.1563in" fo:text-align="start" style:justify-single-word="false" fo:background-color="#ffffff" fo:padding="0.0193in" fo:border="0.06pt solid #cccccc">
        <style:background-image/>
      </style:paragraph-properties>
      <style:text-properties fo:font-variant="normal" fo:text-transform="none" fo:color="#666666" style:font-name="Bitstream Vera Sans Mono" fo:font-size="8pt" fo:letter-spacing="normal" fo:font-style="normal" fo:font-weight="bold" officeooo:paragraph-rsid="0015043a" style:font-size-asian="8pt" style:font-size-complex="8pt"/>
    </style:style>
    <style:style style:name="P26" style:family="paragraph" style:parent-style-name="Preformatted_20_Text">
      <style:paragraph-properties style:line-height-at-least="0.1563in" fo:text-align="start" style:justify-single-word="false" fo:background-color="#ffffff" fo:padding="0.0193in" fo:border="0.06pt solid #cccccc">
        <style:background-image/>
      </style:paragraph-properties>
      <style:text-properties fo:font-variant="normal" fo:text-transform="none" fo:color="#000000" style:font-name="Bitstream Vera Sans Mono" fo:font-size="8pt" fo:letter-spacing="normal" fo:font-style="normal" fo:font-weight="normal" officeooo:rsid="000240a4" officeooo:paragraph-rsid="0015043a" style:font-size-asian="8pt" style:font-size-complex="8pt"/>
    </style:style>
    <style:style style:name="P27" style:family="paragraph" style:parent-style-name="Preformatted_20_Text">
      <style:paragraph-properties style:line-height-at-least="0.1563in" fo:text-align="start" style:justify-single-word="false" fo:background-color="#ffffff" fo:padding="0.0193in" fo:border="0.06pt solid #cccccc">
        <style:background-image/>
      </style:paragraph-properties>
      <style:text-properties fo:font-variant="normal" fo:text-transform="none" fo:color="#000000" style:font-name="Bitstream Vera Sans Mono" fo:font-size="8pt" fo:letter-spacing="normal" fo:font-style="normal" fo:font-weight="normal" officeooo:paragraph-rsid="0015043a" style:font-size-asian="8pt" style:font-size-complex="8pt"/>
    </style:style>
    <style:style style:name="P28" style:family="paragraph" style:parent-style-name="Preformatted_20_Text">
      <style:paragraph-properties style:line-height-at-least="0.1563in" fo:text-align="start" style:justify-single-word="false" fo:background-color="#ffffff" fo:padding="0.0193in" fo:border="0.06pt solid #cccccc">
        <style:background-image/>
      </style:paragraph-properties>
      <style:text-properties fo:font-variant="normal" fo:text-transform="none" fo:color="#000000" style:font-name="Bitstream Vera Sans Mono" fo:font-size="8pt" fo:letter-spacing="normal" fo:font-style="normal" fo:font-weight="normal" officeooo:rsid="0015043a" officeooo:paragraph-rsid="00164dde" style:font-size-asian="8pt" style:font-size-complex="8pt"/>
    </style:style>
    <style:style style:name="P29" style:family="paragraph" style:parent-style-name="Preformatted_20_Text">
      <style:paragraph-properties style:line-height-at-least="0.1563in" fo:text-align="start" style:justify-single-word="false" fo:background-color="#ffffff" fo:padding="0.0193in" fo:border="0.06pt solid #cccccc">
        <style:background-image/>
      </style:paragraph-properties>
      <style:text-properties fo:font-variant="normal" fo:text-transform="none" fo:color="#000000" style:font-name="Bitstream Vera Sans Mono" fo:font-size="8pt" fo:letter-spacing="normal" style:font-size-asian="8pt" style:font-size-complex="8pt"/>
    </style:style>
    <style:style style:name="P30" style:family="paragraph" style:parent-style-name="Preformatted_20_Text">
      <style:paragraph-properties style:line-height-at-least="0.1563in" fo:text-align="start" style:justify-single-word="false" fo:background-color="#ffffff" fo:padding="0.0193in" fo:border="0.06pt solid #cccccc">
        <style:background-image/>
      </style:paragraph-properties>
      <style:text-properties fo:font-variant="normal" fo:text-transform="none" fo:color="#000000" style:font-name="Bitstream Vera Sans Mono" fo:font-size="8pt" fo:letter-spacing="normal" officeooo:paragraph-rsid="0015043a" style:font-size-asian="8pt" style:font-size-complex="8pt"/>
    </style:style>
    <style:style style:name="P31" style:family="paragraph" style:parent-style-name="Preformatted_20_Text">
      <style:paragraph-properties style:line-height-at-least="0.1563in" fo:text-align="start" style:justify-single-word="false" fo:background-color="#ffffff" fo:padding="0.0193in" fo:border="0.06pt solid #cccccc">
        <style:background-image/>
      </style:paragraph-properties>
      <style:text-properties fo:font-variant="normal" fo:text-transform="none" fo:color="#999988" style:font-name="Bitstream Vera Sans Mono" fo:font-size="8pt" fo:letter-spacing="normal" fo:font-style="italic" fo:font-weight="normal" officeooo:paragraph-rsid="0015043a" style:font-size-asian="8pt" style:font-size-complex="8pt"/>
    </style:style>
    <style:style style:name="P32" style:family="paragraph" style:parent-style-name="Preformatted_20_Text">
      <style:paragraph-properties style:line-height-at-least="0.1563in" fo:text-align="start" style:justify-single-word="false" fo:background-color="#ffffff" fo:padding="0.0193in" fo:border="0.06pt solid #cccccc">
        <style:background-image/>
      </style:paragraph-properties>
      <style:text-properties style:font-name="Bitstream Vera Sans Mono" fo:font-size="8pt" officeooo:paragraph-rsid="0015043a" style:font-size-asian="8pt" style:font-size-complex="8pt"/>
    </style:style>
    <style:style style:name="P33" style:family="paragraph" style:parent-style-name="Preformatted_20_Text">
      <style:paragraph-properties fo:margin-top="0in" fo:margin-bottom="0.1965in" style:contextual-spacing="false" style:line-height-at-least="0.1563in" fo:text-align="start" style:justify-single-word="false" fo:background-color="#ffffff" fo:padding="0.0193in" fo:border="0.06pt solid #cccccc">
        <style:background-image/>
      </style:paragraph-properties>
      <style:text-properties fo:font-variant="normal" fo:text-transform="none" fo:color="#666666" style:font-name="Bitstream Vera Sans Mono" fo:font-size="8pt" fo:letter-spacing="normal" fo:font-style="normal" fo:font-weight="bold" style:font-size-asian="8pt" style:font-size-complex="8pt"/>
    </style:style>
    <style:style style:name="T1" style:family="text">
      <style:text-properties style:font-name="Bitstream Vera Sans Mono" fo:font-size="10pt" style:font-size-asian="8.75pt" style:font-size-complex="10pt"/>
    </style:style>
    <style:style style:name="T2" style:family="text">
      <style:text-properties officeooo:rsid="0002ed1c"/>
    </style:style>
    <style:style style:name="T3" style:family="text">
      <style:text-properties officeooo:rsid="0002df3c"/>
    </style:style>
    <style:style style:name="T4" style:family="text">
      <style:text-properties fo:color="#007020" fo:font-weight="bold"/>
    </style:style>
    <style:style style:name="T5" style:family="text">
      <style:text-properties fo:color="#007020" fo:font-style="normal" fo:font-weight="bold"/>
    </style:style>
    <style:style style:name="T6" style:family="text">
      <style:text-properties fo:color="#555555" fo:font-weight="bold"/>
    </style:style>
    <style:style style:name="T7" style:family="text">
      <style:text-properties fo:color="#666666" fo:font-weight="bold"/>
    </style:style>
    <style:style style:name="T8" style:family="text">
      <style:text-properties fo:color="#666666" fo:font-style="normal" fo:font-weight="bold"/>
    </style:style>
    <style:style style:name="T9" style:family="text">
      <style:text-properties fo:color="#445588" fo:font-weight="bold"/>
    </style:style>
    <style:style style:name="T10" style:family="text">
      <style:text-properties fo:color="#445588" fo:font-style="normal" fo:font-weight="bold"/>
    </style:style>
    <style:style style:name="T11" style:family="text">
      <style:text-properties fo:color="#999988" fo:font-style="italic" fo:font-weight="normal"/>
    </style:style>
    <style:style style:name="T12" style:family="text">
      <style:text-properties fo:font-style="normal" fo:font-weight="normal"/>
    </style:style>
    <style:style style:name="T13" style:family="text">
      <style:text-properties fo:font-style="normal" officeooo:rsid="0019563f" style:font-style-asian="normal" style:font-style-complex="normal"/>
    </style:style>
    <style:style style:name="T14" style:family="text">
      <style:text-properties fo:color="#990000" fo:font-style="normal" fo:font-weight="bold"/>
    </style:style>
    <style:style style:name="T15" style:family="text">
      <style:text-properties fo:color="#990000" fo:font-weight="bold"/>
    </style:style>
    <style:style style:name="T16" style:family="text">
      <style:text-properties officeooo:rsid="000478bd"/>
    </style:style>
    <style:style style:name="T17" style:family="text">
      <style:text-properties fo:font-weight="bold" officeooo:rsid="000478bd" style:font-weight-asian="bold" style:font-weight-complex="bold"/>
    </style:style>
    <style:style style:name="T18" style:family="text">
      <style:text-properties fo:font-weight="bold" officeooo:rsid="0002ed1c" style:font-weight-asian="bold" style:font-weight-complex="bold"/>
    </style:style>
    <style:style style:name="T19" style:family="text">
      <style:text-properties fo:font-weight="bold" officeooo:rsid="00055eaa" style:font-weight-asian="bold" style:font-weight-complex="bold"/>
    </style:style>
    <style:style style:name="T20" style:family="text">
      <style:text-properties fo:font-weight="bold" officeooo:rsid="0015043a" style:font-weight-asian="bold" style:font-weight-complex="bold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fo:font-weight="normal" officeooo:rsid="000478bd" style:font-weight-asian="normal" style:font-weight-complex="normal"/>
    </style:style>
    <style:style style:name="T23" style:family="text">
      <style:text-properties fo:font-weight="normal" officeooo:rsid="00055eaa" style:font-weight-asian="normal" style:font-weight-complex="normal"/>
    </style:style>
    <style:style style:name="T24" style:family="text">
      <style:text-properties fo:font-weight="normal" officeooo:rsid="0015043a" style:font-weight-asian="normal" style:font-weight-complex="normal"/>
    </style:style>
    <style:style style:name="T25" style:family="text">
      <style:text-properties officeooo:rsid="000bbc64"/>
    </style:style>
    <style:style style:name="T26" style:family="text">
      <style:text-properties fo:color="#009999" fo:font-style="normal" fo:font-weight="normal"/>
    </style:style>
    <style:style style:name="T27" style:family="text">
      <style:text-properties fo:color="#bb8844" fo:font-style="normal" fo:font-weight="normal"/>
    </style:style>
    <style:style style:name="T28" style:family="text">
      <style:text-properties fo:color="#008080" fo:font-style="normal" fo:font-weight="normal"/>
    </style:style>
    <style:style style:name="T29" style:family="text">
      <style:text-properties officeooo:rsid="00055eaa"/>
    </style:style>
    <style:style style:name="T30" style:family="text">
      <style:text-properties officeooo:rsid="00071758"/>
    </style:style>
    <style:style style:name="T31" style:family="text">
      <style:text-properties officeooo:rsid="0015043a"/>
    </style:style>
    <style:style style:name="T32" style:family="text">
      <style:text-properties officeooo:rsid="00164dde"/>
    </style:style>
    <style:style style:name="T33" style:family="text">
      <style:text-properties officeooo:rsid="0019563f"/>
    </style:style>
    <style:style style:name="T34" style:family="text">
      <style:text-properties fo:font-style="italic" officeooo:rsid="0019563f" style:font-style-asian="italic"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ART 1</text:p>
      <text:p text:style-name="P1"/>
      <text:p text:style-name="P1">1. <text:span text:style-name="T31">Note: The answers here are </text:span><text:span text:style-name="T20">different</text:span><text:span text:style-name="T24"> from Exam1, Fall2013. Syntactic differences change the actual output of the program. </text:span></text:p>
      <text:p text:style-name="P1"><text:tab/>a) Output:</text:p>
      <text:p text:style-name="P1"><text:tab/><text:span text:style-name="T1">start Thing ctor</text:span></text:p>
      <text:p text:style-name="P2"><text:tab/>in Thing ctor, size= 11</text:p>
      <text:p text:style-name="P2"><text:tab/>in Thing ctor, name= thing1</text:p>
      <text:p text:style-name="P2"><text:tab/>in Thing ctor, count= -1</text:p>
      <text:p text:style-name="P2"><text:tab/>start Thing ctor</text:p>
      <text:p text:style-name="P2"><text:tab/>in Thing ctor, size= 2</text:p>
      <text:p text:style-name="P2"><text:tab/>in Thing ctor, name= thing2</text:p>
      <text:p text:style-name="P2"><text:tab/>in Thing ctor, count= -1</text:p>
      <text:p text:style-name="P2"><text:tab/>start Thing ctor</text:p>
      <text:p text:style-name="P2"><text:tab/>in Thing ctor, size= 5</text:p>
      <text:p text:style-name="P2"><text:tab/>in Thing ctor, name= none</text:p>
      <text:p text:style-name="P2"><text:tab/>in Thing ctor, count= -1</text:p>
      <text:p text:style-name="P2"><text:tab/>start Thing ctor</text:p>
      <text:p text:style-name="P2"><text:tab/>in Thing ctor, size= 11</text:p>
      <text:p text:style-name="P2"><text:tab/>in Thing ctor, name= thing1</text:p>
      <text:p text:style-name="P2"><text:tab/>in Thing ctor, count= -1</text:p>
      <text:p text:style-name="P2"><text:tab/>in Driver ctor2</text:p>
      <text:p text:style-name="P2"><text:tab/>t2: thing2 2 14</text:p>
      <text:p text:style-name="P2"><text:tab/>d1: none 5 14 undefined</text:p>
      <text:p text:style-name="P2"><text:tab/>d2: thing1 7 14 driver2</text:p>
      <text:p text:style-name="P1"/>
      <text:p text:style-name="P3"><text:tab/>b) Output:</text:p>
      <text:p text:style-name="P2"><text:tab/><text:tab/>start Thing ctor</text:p>
      <text:p text:style-name="P2"><text:tab/><text:tab/>in Thing ctor, size= 11</text:p>
      <text:p text:style-name="P2"><text:tab/><text:tab/>in Thing ctor, name= thing1</text:p>
      <text:p text:style-name="P2"><text:tab/><text:tab/>in Thing ctor, count= -1</text:p>
      <text:p text:style-name="P2"><text:tab/><text:tab/>start Thing ctor</text:p>
      <text:p text:style-name="P2"><text:tab/><text:tab/>in Thing ctor, size= 5</text:p>
      <text:p text:style-name="P2"><text:tab/><text:tab/>in Thing ctor, name= none</text:p>
      <text:p text:style-name="P2"><text:tab/><text:tab/>in Thing ctor, count= -1</text:p>
      <text:p text:style-name="P2"><text:tab/><text:tab/>in Driver ctor</text:p>
      <text:p text:style-name="P2"><text:tab/><text:tab/>list[0]= thing1 11 2</text:p>
      <text:p text:style-name="P2"><text:tab/><text:tab/>list[1]= none 5 2</text:p>
      <text:p text:style-name="P2"><text:tab/><text:tab/>too large</text:p>
      <text:p text:style-name="P2"><text:tab/><text:tab/>too large</text:p>
      <text:p text:style-name="P2"><text:tab/><text:tab/>too large</text:p>
      <text:p text:style-name="P2"><text:tab/><text:tab/>list[0]= thing1 11 2</text:p>
      <text:p text:style-name="P2"><text:tab/><text:tab/>list[1]= none 5 2</text:p>
      <text:p text:style-name="P2"><text:tab/><text:tab/>too large</text:p>
      <text:p text:style-name="P2"><text:tab/><text:tab/>too large</text:p>
      <text:p text:style-name="P2"><text:tab/><text:tab/>too large</text:p>
      <text:p text:style-name="P7">2.</text:p>
      <text:p text:style-name="P7"><text:tab/><text:span text:style-name="T2">These answers and their changes are annotated in the folder pt1q2, in their Java files.</text:span></text:p>
      <text:p text:style-name="P7"><text:tab/><text:span text:style-name="T2">Line numbers given by (line number in Test / line number in File). A Line number of 0 is <text:tab/>Top of File.</text:span></text:p>
      <text:p text:style-name="P7"><text:tab/><text:span text:style-name="T3">1) Animal</text:span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2">Line 0 / 1</text:p>
          </table:table-cell>
          <table:table-cell table:style-name="Table1.B1" office:value-type="string">
            <text:p text:style-name="P12">No import to ArrayList</text:p>
          </table:table-cell>
        </table:table-row>
        <table:table-row>
          <table:table-cell table:style-name="Table1.A2" office:value-type="string">
            <text:p text:style-name="P12">Line 2 / 4</text:p>
          </table:table-cell>
          <table:table-cell table:style-name="Table1.B2" office:value-type="string">
            <text:p text:style-name="P12">Eat() method lacks type</text:p>
          </table:table-cell>
        </table:table-row>
      </table:table>
      <text:p text:style-name="P16"/>
      <text:p text:style-name="P18"><text:tab/>// No import to ArrayList</text:p>
      <text:p text:style-name="P19"><text:span text:style-name="T4"><text:tab/>import</text:span> <text:span text:style-name="T6">java.util.ArrayList</text:span><text:span text:style-name="T7">;</text:span></text:p>
      <text:p text:style-name="P19"><text:span text:style-name="T4"><text:tab/>public</text:span> <text:span text:style-name="T4">interface</text:span> <text:span text:style-name="T9">Animal</text:span> <text:span text:style-name="T4">extends</text:span> Comparable<text:span text:style-name="T7">{</text:span></text:p>
      <text:p text:style-name="P22"><text:s text:c="8"/><text:span text:style-name="T11">// <text:s text:c="5"/>public eat(); No method type. Picked void for Lion.java</text:span></text:p>
      <text:p text:style-name="P22"><text:soft-page-break/><text:s text:c="8"/><text:span text:style-name="T5">public</text:span><text:span text:style-name="T12"> </text:span><text:span text:style-name="T10">void</text:span><text:span text:style-name="T12"> </text:span><text:span text:style-name="T14">eat</text:span><text:span text:style-name="T8">();</text:span></text:p>
      <text:p text:style-name="P22"><text:s text:c="8"/><text:span text:style-name="T5">public</text:span><text:span text:style-name="T12"> </text:span><text:span text:style-name="T10">void</text:span><text:span text:style-name="T12"> </text:span><text:span text:style-name="T14">sleep</text:span><text:span text:style-name="T8">();</text:span></text:p>
      <text:p text:style-name="P22"><text:s text:c="8"/><text:span text:style-name="T5">public</text:span><text:span text:style-name="T12"> </text:span><text:span text:style-name="T10">int</text:span><text:span text:style-name="T12"> </text:span><text:span text:style-name="T14">drink</text:span><text:span text:style-name="T8">(</text:span><text:span text:style-name="T12">ArrayList list</text:span><text:span text:style-name="T8">);</text:span></text:p>
      <text:p text:style-name="P24"><text:tab/>}</text:p>
      <text:p text:style-name="P7"><text:tab/><text:span text:style-name="T2">2) Lion</text:span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2">Line 6 / 2</text:p>
          </table:table-cell>
          <table:table-cell table:style-name="Table2.B1" office:value-type="string">
            <text:p text:style-name="P12">Lion does not implement Comparable, as required by Animal</text:p>
          </table:table-cell>
        </table:table-row>
        <table:table-row>
          <table:table-cell table:style-name="Table2.A2" office:value-type="string">
            <text:p text:style-name="P12">Line 11 / 9</text:p>
          </table:table-cell>
          <table:table-cell table:style-name="Table2.B2" office:value-type="string">
            <text:p text:style-name="P12">Eat() method is private, instead of public as per Animal.</text:p>
          </table:table-cell>
        </table:table-row>
        <table:table-row>
          <table:table-cell table:style-name="Table2.A2" office:value-type="string">
            <text:p text:style-name="P12">Line 16 / 16</text:p>
          </table:table-cell>
          <table:table-cell table:style-name="Table2.B2" office:value-type="string">
            <text:p text:style-name="P7"><text:span text:style-name="T16">In sleep() method, </text:span><text:span text:style-name="T17">int f</text:span><text:span text:style-name="T22"> is being assigned the value from </text:span><text:span text:style-name="T17">double hours</text:span><text:span text:style-name="T22">. Java doesn't allow implicit casting like this.</text:span></text:p>
          </table:table-cell>
        </table:table-row>
        <table:table-row>
          <table:table-cell table:style-name="Table2.A2" office:value-type="string">
            <text:p text:style-name="P12">Line 22 / 23</text:p>
          </table:table-cell>
          <table:table-cell table:style-name="Table2.B2" office:value-type="string">
            <text:p text:style-name="P7"><text:span text:style-name="T2">In run() method, cannot use a non-static variable </text:span><text:span text:style-name="T18">size</text:span><text:span text:style-name="T2"> in static method</text:span></text:p>
          </table:table-cell>
        </table:table-row>
        <table:table-row>
          <table:table-cell table:style-name="Table2.A2" office:value-type="string">
            <text:p text:style-name="P12">Line 27 / 32</text:p>
          </table:table-cell>
          <table:table-cell table:style-name="Table2.B2" office:value-type="string">
            <text:p text:style-name="P8">In stop() method, there is no return value</text:p>
          </table:table-cell>
        </table:table-row>
      </table:table>
      <text:p text:style-name="P17"/>
      <text:p text:style-name="P26"><text:span text:style-name="T4"><text:tab/>import</text:span> <text:span text:style-name="T6">java.util.ArrayList</text:span><text:span text:style-name="T7">;</text:span></text:p>
      <text:p text:style-name="P31"><text:tab/>// There's no implementation of the Comparable clas<text:span text:style-name="T25">s. Fix by implementing below.</text:span></text:p>
      <text:p text:style-name="P27"><text:span text:style-name="T4"><text:tab/>public</text:span> <text:span text:style-name="T4">class</text:span> <text:span text:style-name="T9">Lion</text:span> <text:span text:style-name="T4">implements</text:span> Animal<text:span text:style-name="T7">{</text:span></text:p>
      <text:p text:style-name="P30"><text:s text:c="8"/><text:span text:style-name="T5">public</text:span><text:span text:style-name="T12"> </text:span><text:span text:style-name="T5">static</text:span><text:span text:style-name="T12"> </text:span><text:span text:style-name="T10">int</text:span><text:span text:style-name="T12"> weight </text:span><text:span text:style-name="T8">=</text:span><text:span text:style-name="T12"> </text:span><text:span text:style-name="T26">8</text:span><text:span text:style-name="T8">;</text:span></text:p>
      <text:p text:style-name="P30"><text:s text:c="8"/><text:span text:style-name="T5">public</text:span><text:span text:style-name="T12"> </text:span><text:span text:style-name="T10">int</text:span><text:span text:style-name="T12"> size </text:span><text:span text:style-name="T8">=</text:span><text:span text:style-name="T12"> </text:span><text:span text:style-name="T26">0</text:span><text:span text:style-name="T8">;</text:span></text:p>
      <text:p text:style-name="P30"><text:s text:c="8"/><text:span text:style-name="T5">private</text:span><text:span text:style-name="T12"> String name </text:span><text:span text:style-name="T8">=</text:span><text:span text:style-name="T12"> </text:span><text:span text:style-name="T27">"none"</text:span><text:span text:style-name="T8">;</text:span></text:p>
      <text:p text:style-name="P30"><text:s text:c="8"/><text:span text:style-name="T5">private</text:span><text:span text:style-name="T12"> </text:span><text:span text:style-name="T5">static</text:span><text:span text:style-name="T12"> </text:span><text:span text:style-name="T10">int</text:span><text:span text:style-name="T12"> count</text:span><text:span text:style-name="T8">;</text:span></text:p>
      <text:p text:style-name="P32"/>
      <text:p text:style-name="P30"><text:s text:c="8"/><text:span text:style-name="T11">// private void eat(){ &lt;-- Change visibility</text:span></text:p>
      <text:p text:style-name="P30"><text:s text:c="8"/><text:span text:style-name="T5">public</text:span><text:span text:style-name="T12"> </text:span><text:span text:style-name="T10">void</text:span><text:span text:style-name="T12"> </text:span><text:span text:style-name="T14">eat</text:span><text:span text:style-name="T8">(){</text:span></text:p>
      <text:p text:style-name="P30"><text:s text:c="16"/><text:span text:style-name="T12">System</text:span><text:span text:style-name="T8">.</text:span><text:span text:style-name="T28">out</text:span><text:span text:style-name="T8">.</text:span><text:span text:style-name="T28">println</text:span><text:span text:style-name="T8">(</text:span><text:span text:style-name="T27">"sleeping"</text:span><text:span text:style-name="T8">);</text:span></text:p>
      <text:p text:style-name="P30"><text:s text:c="8"/><text:span text:style-name="T8">}</text:span></text:p>
      <text:p text:style-name="P32"/>
      <text:p text:style-name="P30"><text:s text:c="8"/><text:span text:style-name="T5">public</text:span><text:span text:style-name="T12"> </text:span><text:span text:style-name="T10">void</text:span><text:span text:style-name="T12"> </text:span><text:span text:style-name="T14">sleep</text:span><text:span text:style-name="T8">(){</text:span></text:p>
      <text:p text:style-name="P30"><text:s text:c="16"/><text:span text:style-name="T10">double</text:span><text:span text:style-name="T12"> hours </text:span><text:span text:style-name="T8">=</text:span><text:span text:style-name="T12"> </text:span><text:span text:style-name="T26">12</text:span><text:span text:style-name="T8">/</text:span><text:span text:style-name="T12">size</text:span><text:span text:style-name="T8">;</text:span></text:p>
      <text:p text:style-name="P30"><text:s text:c="16"/><text:span text:style-name="T11">// int f = hours; &lt;-- Improper casting</text:span></text:p>
      <text:p text:style-name="P30"><text:s text:c="16"/><text:span text:style-name="T10">int</text:span><text:span text:style-name="T12"> f </text:span><text:span text:style-name="T8">=</text:span><text:span text:style-name="T12"> </text:span><text:span text:style-name="T8">(</text:span><text:span text:style-name="T10">int</text:span><text:span text:style-name="T8">)</text:span><text:span text:style-name="T12"> hours</text:span><text:span text:style-name="T8">;</text:span></text:p>
      <text:p text:style-name="P30"><text:s text:c="8"/><text:span text:style-name="T8">}</text:span></text:p>
      <text:p text:style-name="P32"/>
      <text:p text:style-name="P30"><text:s text:c="8"/><text:span text:style-name="T5">public</text:span><text:span text:style-name="T12"> </text:span><text:span text:style-name="T10">int</text:span><text:span text:style-name="T12"> </text:span><text:span text:style-name="T14">drink</text:span><text:span text:style-name="T8">(</text:span><text:span text:style-name="T12">ArrayList list</text:span><text:span text:style-name="T8">){</text:span></text:p>
      <text:p text:style-name="P30"><text:s text:c="16"/><text:span text:style-name="T5">return</text:span><text:span text:style-name="T12"> weight</text:span><text:span text:style-name="T8">;</text:span></text:p>
      <text:p text:style-name="P30"><text:s text:c="8"/><text:span text:style-name="T8">}</text:span></text:p>
      <text:p text:style-name="P32"/>
      <text:p text:style-name="P30"><text:s text:c="8"/><text:span text:style-name="T11">// private static void run(){ &lt;-- Change static to non-static</text:span></text:p>
      <text:p text:style-name="P30"><text:s text:c="8"/><text:span text:style-name="T5">public</text:span><text:span text:style-name="T12"> </text:span><text:span text:style-name="T10">void</text:span><text:span text:style-name="T12"> </text:span><text:span text:style-name="T14">run</text:span><text:span text:style-name="T8">(){</text:span></text:p>
      <text:p text:style-name="P30"><text:s text:c="16"/><text:span text:style-name="T12">count </text:span><text:span text:style-name="T8">+=</text:span><text:span text:style-name="T12"> size</text:span><text:span text:style-name="T8">;</text:span></text:p>
      <text:p text:style-name="P30"><text:s text:c="8"/><text:span text:style-name="T8">}</text:span></text:p>
      <text:p text:style-name="P32"/>
      <text:p text:style-name="P30"><text:s text:c="8"/><text:span text:style-name="T5">public</text:span><text:span text:style-name="T12"> </text:span><text:span text:style-name="T5">static</text:span><text:span text:style-name="T12"> </text:span><text:span text:style-name="T10">int</text:span><text:span text:style-name="T12"> </text:span><text:span text:style-name="T14">stop</text:span><text:span text:style-name="T8">(){</text:span></text:p>
      <text:p text:style-name="P30"><text:s text:c="16"/><text:span text:style-name="T10">int</text:span><text:span text:style-name="T12"> v </text:span><text:span text:style-name="T8">=</text:span><text:span text:style-name="T12"> </text:span><text:span text:style-name="T26">5</text:span><text:span text:style-name="T8">;</text:span></text:p>
      <text:p text:style-name="P30"><text:s text:c="16"/><text:span text:style-name="T12">count </text:span><text:span text:style-name="T8">=</text:span><text:span text:style-name="T12"> count </text:span><text:span text:style-name="T8">-</text:span><text:span text:style-name="T12"> v</text:span><text:span text:style-name="T8">;</text:span></text:p>
      <text:p text:style-name="P30"><text:s text:c="16"/><text:span text:style-name="T11">// Forgot a return statement</text:span></text:p>
      <text:p text:style-name="P30"><text:s text:c="16"/><text:span text:style-name="T5">return</text:span><text:span text:style-name="T12"> count</text:span><text:span text:style-name="T8">;</text:span></text:p>
      <text:p text:style-name="P30"><text:s text:c="8"/><text:span text:style-name="T8">}</text:span></text:p>
      <text:p text:style-name="P32"/>
      <text:p text:style-name="P30"><text:s text:c="8"/><text:span text:style-name="T11">// As required by Comparable</text:span></text:p>
      <text:p text:style-name="P30"><text:s text:c="8"/><text:span text:style-name="T5">public</text:span><text:span text:style-name="T12"> </text:span><text:span text:style-name="T10">int</text:span><text:span text:style-name="T12"> </text:span><text:span text:style-name="T14">compareTo</text:span><text:span text:style-name="T8">(</text:span><text:span text:style-name="T12">Object o</text:span><text:span text:style-name="T8">){</text:span></text:p>
      <text:p text:style-name="P30"><text:s text:c="16"/><text:span text:style-name="T5">return</text:span><text:span text:style-name="T12"> </text:span><text:span text:style-name="T26">1</text:span><text:span text:style-name="T8">;</text:span><text:span text:style-name="T12"> </text:span><text:span text:style-name="T11">// &lt;-- DO NOT DO THIS IN REAL LIFE</text:span></text:p>
      <text:p text:style-name="P30"><text:s text:c="16"/><text:span text:style-name="T11">// DO THIS PROPERLY IN REAL LIFE.</text:span> <text:s text:c="9"/><text:tab/><text:tab/><text:span text:style-name="T11">//http://docs.oracle.com/javase/7/docs/api/java/lang/Comparable.html</text:span></text:p>
      <text:p text:style-name="P30"><text:s text:c="8"/><text:span text:style-name="T8">}</text:span></text:p>
      <text:p text:style-name="P25"><text:tab/>}</text:p>
      <text:p text:style-name="P11"><text:soft-page-break/><text:tab/>3) Exam2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9">Line 30 / 2</text:p>
          </table:table-cell>
          <table:table-cell table:style-name="Table3.B1" office:value-type="string">
            <text:p text:style-name="P8">The name of the class is wrong.</text:p>
          </table:table-cell>
        </table:table-row>
        <table:table-row>
          <table:table-cell table:style-name="Table3.A2" office:value-type="string">
            <text:p text:style-name="P9">Line 34 / 9</text:p>
          </table:table-cell>
          <table:table-cell table:style-name="Table3.B2" office:value-type="string">
            <text:p text:style-name="P8">Animal cannot have an object</text:p>
          </table:table-cell>
        </table:table-row>
        <table:table-row>
          <table:table-cell table:style-name="Table3.A2" office:value-type="string">
            <text:p text:style-name="P9">Line 36 / 11</text:p>
          </table:table-cell>
          <table:table-cell table:style-name="Table3.B2" office:value-type="string">
            <text:p text:style-name="P8">Lion does not have a constructor that takes only a string</text:p>
          </table:table-cell>
        </table:table-row>
        <table:table-row>
          <table:table-cell table:style-name="Table3.A2" office:value-type="string">
            <text:p text:style-name="P9">Line 37 / 12</text:p>
          </table:table-cell>
          <table:table-cell table:style-name="Table3.B2" office:value-type="string">
            <text:p text:style-name="P8">Exam2 does not have a default constructor</text:p>
          </table:table-cell>
        </table:table-row>
        <table:table-row>
          <table:table-cell table:style-name="Table3.A2" office:value-type="string">
            <text:p text:style-name="P9">Line 40 / 17</text:p>
          </table:table-cell>
          <table:table-cell table:style-name="Table3.B2" office:value-type="string">
            <text:p text:style-name="P7"><text:span text:style-name="T19">size</text:span><text:span text:style-name="T29"> is not a static variable. Cannot be accessed using Lion.size</text:span></text:p>
          </table:table-cell>
        </table:table-row>
        <table:table-row>
          <table:table-cell table:style-name="Table3.A2" office:value-type="string">
            <text:p text:style-name="P8">line 41 / 18</text:p>
          </table:table-cell>
          <table:table-cell table:style-name="Table3.B2" office:value-type="string">
            <text:p text:style-name="P7"><text:span text:style-name="T19">name</text:span><text:span text:style-name="T29"> is a private variable. Cannot be accessed without getters</text:span> </text:p>
          </table:table-cell>
        </table:table-row>
        <table:table-row>
          <table:table-cell table:style-name="Table3.A2" office:value-type="string">
            <text:p text:style-name="P8">line 42 / 19</text:p>
          </table:table-cell>
          <table:table-cell table:style-name="Table3.B2" office:value-type="string">
            <text:p text:style-name="P7"><text:span text:style-name="T19">count</text:span><text:span text:style-name="T29"> is a private variable. Cannot be accessed without getters</text:span></text:p>
          </table:table-cell>
        </table:table-row>
        <table:table-row>
          <table:table-cell table:style-name="Table3.A2" office:value-type="string">
            <text:p text:style-name="P8">line 45 / 23</text:p>
          </table:table-cell>
          <table:table-cell table:style-name="Table3.B2" office:value-type="string">
            <text:p text:style-name="P7"><text:span text:style-name="T19">name</text:span><text:span text:style-name="T29"> is a private variable. Cannot be accessed without getters</text:span></text:p>
          </table:table-cell>
        </table:table-row>
        <table:table-row>
          <table:table-cell table:style-name="Table3.A2" office:value-type="string">
            <text:p text:style-name="P8">line 46 / 24</text:p>
          </table:table-cell>
          <table:table-cell table:style-name="Table3.B2" office:value-type="string">
            <text:p text:style-name="P7"><text:span text:style-name="T19">count</text:span><text:span text:style-name="T29"> is a private variable. Cannot be accessed without getters</text:span></text:p>
          </table:table-cell>
        </table:table-row>
        <table:table-row>
          <table:table-cell table:style-name="Table3.A2" office:value-type="string">
            <text:p text:style-name="P8">line 47 / 26</text:p>
          </table:table-cell>
          <table:table-cell table:style-name="Table3.B2" office:value-type="string">
            <text:p text:style-name="P9">a) eat() is not a static method. Cannot use Lion.eat()</text:p>
            <text:p text:style-name="P9">b) <text:span text:style-name="T29">eat() is a void method. println cannot print void-types</text:span></text:p>
          </table:table-cell>
        </table:table-row>
        <table:table-row>
          <table:table-cell table:style-name="Table3.A2" office:value-type="string">
            <text:p text:style-name="P8">line 48 / 27</text:p>
          </table:table-cell>
          <table:table-cell table:style-name="Table3.B2" office:value-type="string">
            <text:p text:style-name="P13">a) <text:span text:style-name="T23">sleep() is not a static method. Cannot use Lion.sleep()</text:span></text:p>
            <text:p text:style-name="P13"><text:span text:style-name="T23">b</text:span><text:span text:style-name="T21">) </text:span><text:span text:style-name="T23">sleep() is a void method. println cannot print void-types </text:span></text:p>
          </table:table-cell>
        </table:table-row>
        <table:table-row>
          <table:table-cell table:style-name="Table3.A2" office:value-type="string">
            <text:p text:style-name="P8">line 49 / 28</text:p>
          </table:table-cell>
          <table:table-cell table:style-name="Table3.B2" office:value-type="string">
            <text:p text:style-name="P8">drink() is not a static method. Cannot use Lion.drink()</text:p>
          </table:table-cell>
        </table:table-row>
        <table:table-row>
          <table:table-cell table:style-name="Table3.A2" office:value-type="string">
            <text:p text:style-name="P8">line 50 / 29</text:p>
          </table:table-cell>
          <table:table-cell table:style-name="Table3.B2" office:value-type="string">
            <text:p text:style-name="P13">a) <text:span text:style-name="T29">run() is not a static method. Cannot use Lion.run()</text:span></text:p>
            <text:p text:style-name="P13">b) <text:span text:style-name="T29">run() is a void method. println cannot print void-types</text:span></text:p>
          </table:table-cell>
        </table:table-row>
        <table:table-row>
          <table:table-cell table:style-name="Table3.A2" office:value-type="string">
            <text:p text:style-name="P10">line 52 / 32</text:p>
          </table:table-cell>
          <table:table-cell table:style-name="Table3.B2" office:value-type="string">
            <text:p text:style-name="P10">eat() is a void type. println cannot print void-types</text:p>
          </table:table-cell>
        </table:table-row>
        <table:table-row>
          <table:table-cell table:style-name="Table3.A2" office:value-type="string">
            <text:p text:style-name="P10">line 53 / 33</text:p>
          </table:table-cell>
          <table:table-cell table:style-name="Table3.B2" office:value-type="string">
            <text:p text:style-name="P10">sleep() is a void type. println cannot print void-types</text:p>
          </table:table-cell>
        </table:table-row>
        <table:table-row>
          <table:table-cell table:style-name="Table3.A2" office:value-type="string">
            <text:p text:style-name="P10">line 54 / 34</text:p>
          </table:table-cell>
          <table:table-cell table:style-name="Table3.B2" office:value-type="string">
            <text:p text:style-name="P10">There does not exist a drink() method that takes no parameters.</text:p>
          </table:table-cell>
        </table:table-row>
        <table:table-row>
          <table:table-cell table:style-name="Table3.A2" office:value-type="string">
            <text:p text:style-name="P10">line 56 / 35</text:p>
          </table:table-cell>
          <table:table-cell table:style-name="Table3.B2" office:value-type="string">
            <text:p text:style-name="P10">run() is a void method. println cannot print void-types</text:p>
          </table:table-cell>
        </table:table-row>
        <table:table-row>
          <table:table-cell table:style-name="Table3.B2" table:number-columns-spanned="2" office:value-type="string">
            <text:p text:style-name="P7">* <text:span text:style-name="T30">Note: (line 58 / 39) can cause a problem depending on how you implemented compareTo() in Lion.java</text:span></text:p>
          </table:table-cell>
          <table:covered-table-cell/>
        </table:table-row>
      </table:table>
      <text:p text:style-name="P17"/>
      <text:p text:style-name="P26"><text:span text:style-name="T4"><text:tab/>import</text:span> <text:span text:style-name="T6">java.util.ArrayList</text:span><text:span text:style-name="T7">;</text:span></text:p>
      <text:p text:style-name="P31"><text:tab/>// public class Exam extends Lion{</text:p>
      <text:p text:style-name="P27"><text:span text:style-name="T4"><text:tab/>public</text:span> <text:span text:style-name="T4">class</text:span> <text:span text:style-name="T9">Exam2</text:span> <text:span text:style-name="T4">extends</text:span> Lion<text:span text:style-name="T7">{</text:span></text:p>
      <text:p text:style-name="P30"><text:s text:c="8"/><text:span text:style-name="T5">public</text:span><text:span text:style-name="T12"> </text:span><text:span text:style-name="T14">Exam2</text:span><text:span text:style-name="T8">(</text:span><text:span text:style-name="T12">String n</text:span><text:span text:style-name="T8">){</text:span></text:p>
      <text:p text:style-name="P30"><text:soft-page-break/><text:s text:c="16"/><text:span text:style-name="T5">super</text:span><text:span text:style-name="T8">();</text:span></text:p>
      <text:p text:style-name="P30"><text:s text:c="8"/><text:span text:style-name="T8">}</text:span></text:p>
      <text:p text:style-name="P32"/>
      <text:p text:style-name="P30"><text:s text:c="8"/><text:span text:style-name="T5">public</text:span><text:span text:style-name="T12"> </text:span><text:span text:style-name="T5">static</text:span><text:span text:style-name="T12"> </text:span><text:span text:style-name="T10">void</text:span><text:span text:style-name="T12"> </text:span><text:span text:style-name="T14">main</text:span><text:span text:style-name="T8">(</text:span><text:span text:style-name="T12">String</text:span><text:span text:style-name="T8">[]</text:span><text:span text:style-name="T12"> args</text:span><text:span text:style-name="T8">){</text:span></text:p>
      <text:p text:style-name="P31"><text:tab/>// <text:s text:c="13"/>Animal A = new Animal(); &lt;-- Cannot make object using Animal</text:p>
      <text:p text:style-name="P30"><text:s text:c="16"/><text:span text:style-name="T12">Lion l1 </text:span><text:span text:style-name="T8">=</text:span><text:span text:style-name="T12"> </text:span><text:span text:style-name="T5">new</text:span><text:span text:style-name="T12"> Lion</text:span><text:span text:style-name="T8">();</text:span></text:p>
      <text:p text:style-name="P31"><text:tab/>// <text:s text:c="13"/>Lion l2 = new Lion("roar"); &lt;-- Lion does not have this ctor</text:p>
      <text:p text:style-name="P31"><text:tab/>// <text:s text:c="13"/>Exam2 e1 = new Exam2(); &lt;-- Exam2 has no default ctor</text:p>
      <text:p text:style-name="P30"><text:s text:c="16"/><text:span text:style-name="T12">Exam2 e1 </text:span><text:span text:style-name="T8">=</text:span><text:span text:style-name="T12"> </text:span><text:span text:style-name="T5">new</text:span><text:span text:style-name="T12"> Exam2</text:span><text:span text:style-name="T8">(</text:span><text:span text:style-name="T27">"bark"</text:span><text:span text:style-name="T8">);</text:span><text:span text:style-name="T12"> </text:span><text:span text:style-name="T11">// &lt;-- Replaced e1</text:span></text:p>
      <text:p text:style-name="P30"><text:s text:c="16"/><text:span text:style-name="T12">Exam2 e2 </text:span><text:span text:style-name="T8">=</text:span><text:span text:style-name="T12"> </text:span><text:span text:style-name="T5">new</text:span><text:span text:style-name="T12"> Exam2</text:span><text:span text:style-name="T8">(</text:span><text:span text:style-name="T27">"purr"</text:span><text:span text:style-name="T8">);</text:span></text:p>
      <text:p text:style-name="P32"/>
      <text:p text:style-name="P30"><text:s text:c="16"/><text:span text:style-name="T12">System</text:span><text:span text:style-name="T8">.</text:span><text:span text:style-name="T28">out</text:span><text:span text:style-name="T8">.</text:span><text:span text:style-name="T28">println</text:span><text:span text:style-name="T8">(</text:span><text:span text:style-name="T12">Lion</text:span><text:span text:style-name="T8">.</text:span><text:span text:style-name="T28">weight</text:span><text:span text:style-name="T8">);</text:span></text:p>
      <text:p text:style-name="P31"><text:tab/>// <text:s text:c="13"/>System.out.println(Lion.size); &lt;-- size not static </text:p>
      <text:p text:style-name="P31"><text:tab/>// <text:s text:c="13"/>System.out.println(Lion.name); &lt;-- name is private</text:p>
      <text:p text:style-name="P31"><text:tab/>// <text:s text:c="13"/>System.out.println(Lion.count); &lt;-- count is private</text:p>
      <text:p text:style-name="P32"/>
      <text:p text:style-name="P30"><text:s text:c="16"/><text:span text:style-name="T12">System</text:span><text:span text:style-name="T8">.</text:span><text:span text:style-name="T28">out</text:span><text:span text:style-name="T8">.</text:span><text:span text:style-name="T28">println</text:span><text:span text:style-name="T8">(</text:span><text:span text:style-name="T12">l1</text:span><text:span text:style-name="T8">.</text:span><text:span text:style-name="T28">weight</text:span><text:span text:style-name="T8">);</text:span></text:p>
      <text:p text:style-name="P30"><text:s text:c="16"/><text:span text:style-name="T12">System</text:span><text:span text:style-name="T8">.</text:span><text:span text:style-name="T28">out</text:span><text:span text:style-name="T8">.</text:span><text:span text:style-name="T28">println</text:span><text:span text:style-name="T8">(</text:span><text:span text:style-name="T12">l1</text:span><text:span text:style-name="T8">.</text:span><text:span text:style-name="T28">size</text:span><text:span text:style-name="T8">);</text:span></text:p>
      <text:p text:style-name="P31"><text:tab/>// <text:s text:c="13"/>System.out.println(l1.name); &lt;-- name is private</text:p>
      <text:p text:style-name="P31"><text:tab/>// <text:s text:c="13"/>System.out.println(l1.count); &lt;-- count is private</text:p>
      <text:p text:style-name="P32"/>
      <text:p text:style-name="P31"><text:tab/>// <text:s text:c="13"/>System.out.println(Lion.eat()); &lt;-- not static method. can't print void</text:p>
      <text:p text:style-name="P31"><text:tab/>// <text:s text:c="13"/>System.out.println(Lion.sleep()); &lt;-- not static method. can't print void</text:p>
      <text:p text:style-name="P31"><text:tab/>// <text:s text:c="13"/>System.out.println(Lion.drink(new ArrayList())); &lt;-- not static method. </text:p>
      <text:p text:style-name="P31"><text:tab/>// <text:s text:c="13"/>System.out.println(Lion.run()); &lt;-- not static method. can't print void </text:p>
      <text:p text:style-name="P30"><text:s text:c="16"/><text:span text:style-name="T12">System</text:span><text:span text:style-name="T8">.</text:span><text:span text:style-name="T28">out</text:span><text:span text:style-name="T8">.</text:span><text:span text:style-name="T28">println</text:span><text:span text:style-name="T8">(</text:span><text:span text:style-name="T12">Lion</text:span><text:span text:style-name="T8">.</text:span><text:span text:style-name="T28">stop</text:span><text:span text:style-name="T8">());</text:span></text:p>
      <text:p text:style-name="P32"/>
      <text:p text:style-name="P31"><text:tab/>// <text:s text:c="13"/>System.out.println(l1.eat()); &lt;-- can't print void </text:p>
      <text:p text:style-name="P31"><text:tab/>// <text:s text:c="13"/>System.out.println(l1.sleep()); &lt;-- can't print void </text:p>
      <text:p text:style-name="P31"><text:tab/>// <text:s text:c="13"/>System.out.println(l1.drink()); &lt;-- Method does not exist</text:p>
      <text:p text:style-name="P31"><text:tab/>// <text:s text:c="13"/>System.out.println(l1.run()); &lt;-- can't print void </text:p>
      <text:p text:style-name="P30"><text:s text:c="16"/><text:span text:style-name="T12">System</text:span><text:span text:style-name="T8">.</text:span><text:span text:style-name="T28">out</text:span><text:span text:style-name="T8">.</text:span><text:span text:style-name="T28">println</text:span><text:span text:style-name="T8">(</text:span><text:span text:style-name="T12">l1</text:span><text:span text:style-name="T8">.</text:span><text:span text:style-name="T28">stop</text:span><text:span text:style-name="T8">());</text:span></text:p>
      <text:p text:style-name="P30"><text:s text:c="16"/></text:p>
      <text:p text:style-name="P30"><text:s text:c="16"/><text:span text:style-name="T12">e2</text:span><text:span text:style-name="T8">.</text:span><text:span text:style-name="T28">compareTo</text:span><text:span text:style-name="T8">(</text:span><text:span text:style-name="T12">e1</text:span><text:span text:style-name="T8">);</text:span></text:p>
      <text:p text:style-name="P30"><text:s text:c="16"/><text:span text:style-name="T12">e2</text:span><text:span text:style-name="T8">.</text:span><text:span text:style-name="T28">compareTo</text:span><text:span text:style-name="T8">(</text:span><text:span text:style-name="T27">"lion"</text:span><text:span text:style-name="T8">);</text:span><text:span text:style-name="T12"> </text:span><text:span text:style-name="T11">// &lt;-- Depends on compareTo implementation</text:span></text:p>
      <text:p text:style-name="P30"><text:s text:c="8"/><text:span text:style-name="T8">}</text:span></text:p>
      <text:p text:style-name="P25"><text:tab/>}</text:p>
      <text:p text:style-name="P4">PART 2</text:p>
      <text:p text:style-name="P4"/>
      <text:p text:style-name="P5">1.</text:p>
      <text:p text:style-name="P5"><text:tab/><text:span text:style-name="T32">a)</text:span></text:p>
      <text:p text:style-name="P28"><text:span text:style-name="T4">public</text:span> <text:span text:style-name="T9">void</text:span> <text:span text:style-name="T15">test1</text:span><text:span text:style-name="T7">(){</text:span></text:p>
      <text:p text:style-name="P29"><text:s text:c="3"/><text:span text:style-name="T12">ArrayList x</text:span><text:span text:style-name="T8">;</text:span></text:p>
      <text:p text:style-name="P29"><text:s text:c="3"/><text:span text:style-name="T12">x</text:span><text:span text:style-name="T8">.</text:span><text:span text:style-name="T28">add</text:span><text:span text:style-name="T8">(</text:span><text:span text:style-name="T26">0</text:span><text:span text:style-name="T8">);</text:span></text:p>
      <text:p text:style-name="P29"><text:s text:c="3"/><text:span text:style-name="T12">x</text:span><text:span text:style-name="T8">.</text:span><text:span text:style-name="T28">add</text:span><text:span text:style-name="T8">(</text:span><text:span text:style-name="T26">1</text:span><text:span text:style-name="T8">);</text:span></text:p>
      <text:p text:style-name="P29"><text:s text:c="3"/><text:span text:style-name="T12">x</text:span><text:span text:style-name="T8">.</text:span><text:span text:style-name="T28">add</text:span><text:span text:style-name="T8">(</text:span><text:span text:style-name="T26">2</text:span><text:span text:style-name="T8">);</text:span></text:p>
      <text:p text:style-name="P29"><text:s text:c="3"/><text:span text:style-name="T12">assertEquals</text:span><text:span text:style-name="T8">(</text:span><text:span text:style-name="T26">0</text:span><text:span text:style-name="T8">,</text:span><text:span text:style-name="T12"> sortDescending</text:span><text:span text:style-name="T8">(</text:span><text:span text:style-name="T12">x</text:span><text:span text:style-name="T8">).</text:span><text:span text:style-name="T28">get</text:span><text:span text:style-name="T8">(</text:span><text:span text:style-name="T26">2</text:span><text:span text:style-name="T8">));</text:span></text:p>
      <text:p text:style-name="P33">}</text:p>
      <text:p text:style-name="P5"><text:tab/><text:span text:style-name="T32">b)</text:span></text:p>
      <text:p text:style-name="P20"><text:span text:style-name="T4">public</text:span> <text:span text:style-name="T9">void</text:span> <text:span text:style-name="T15">test2</text:span><text:span text:style-name="T7">(){</text:span></text:p>
      <text:p text:style-name="P21"><text:s text:c="3"/><text:span text:style-name="T12">ArrayList x</text:span><text:span text:style-name="T8">;</text:span></text:p>
      <text:p text:style-name="P21"><text:s text:c="3"/><text:span text:style-name="T12">x</text:span><text:span text:style-name="T8">.</text:span><text:span text:style-name="T28">add</text:span><text:span text:style-name="T8">(</text:span><text:span text:style-name="T26">0</text:span><text:span text:style-name="T8">);</text:span></text:p>
      <text:p text:style-name="P21"><text:s text:c="3"/><text:span text:style-name="T12">assertEquals</text:span><text:span text:style-name="T8">(</text:span><text:span text:style-name="T26">0</text:span><text:span text:style-name="T8">,</text:span><text:span text:style-name="T12"> sortDescending</text:span><text:span text:style-name="T8">(</text:span><text:span text:style-name="T12">x</text:span><text:span text:style-name="T8">).</text:span><text:span text:style-name="T28">get</text:span><text:span text:style-name="T8">(</text:span><text:span text:style-name="T26">0</text:span><text:span text:style-name="T8">));</text:span></text:p>
      <text:p text:style-name="P23">}</text:p>
      <text:p text:style-name="P6"/>
      <text:p text:style-name="P6"/>
      <text:p text:style-name="P6"/>
      <text:p text:style-name="P6"/>
      <text:p text:style-name="P6"><text:soft-page-break/>2.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4">A parent's public method can be accessed within the child using the super keyword.</text:p>
          </table:table-cell>
          <table:table-cell table:style-name="Table4.B1" office:value-type="string">
            <text:p text:style-name="P15">True. If the parent's willing to share it, then the child can have it.</text:p>
          </table:table-cell>
        </table:table-row>
        <table:table-row>
          <table:table-cell table:style-name="Table4.A2" office:value-type="string">
            <text:p text:style-name="P14">A parent's private method can be accessed within the child using the super keyword.</text:p>
          </table:table-cell>
          <table:table-cell table:style-name="Table4.B2" office:value-type="string">
            <text:p text:style-name="P15">False. What belongs privately to the parent stays with the parent. Like a child asking for the parent's private keys to the car. I wouldn't give it to them, would you?</text:p>
          </table:table-cell>
        </table:table-row>
        <table:table-row>
          <table:table-cell table:style-name="Table4.A2" office:value-type="string">
            <text:p text:style-name="P14">An abstract class must contain at least one abstract method.</text:p>
          </table:table-cell>
          <table:table-cell table:style-name="Table4.B2" office:value-type="string">
            <text:p text:style-name="P15">False. <text:span text:style-name="T33">An abstract class may </text:span><text:span text:style-name="T34">or may not</text:span><text:span text:style-name="T13"> contain an abstract method.</text:span></text:p>
          </table:table-cell>
        </table:table-row>
        <table:table-row>
          <table:table-cell table:style-name="Table4.A2" office:value-type="string">
            <text:p text:style-name="P14">A try-catch block can have multiple catch clauses.</text:p>
          </table:table-cell>
          <table:table-cell table:style-name="Table4.B2" office:value-type="string">
            <text:p text:style-name="P14">True. It's a series of catch clauses, curly brace after curly brace, like an if-else if statement. Or, </text:p>
          </table:table-cell>
        </table:table-row>
        <table:table-row>
          <table:table-cell table:style-name="Table4.A2" office:value-type="string">
            <text:p text:style-name="P14">A class can implement multiple interfaces.</text:p>
          </table:table-cell>
          <table:table-cell table:style-name="Table4.B2" office:value-type="string">
            <text:p text:style-name="P14">True. A class can implement as many as they choose, but can only inherit once.</text:p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nsolas" svg:font-family="Consolas, 'DejaVu Sans Mono', 'Bitstream Vera Sans Mono', monospace"/>
    <style:font-face style:name="DejaVu Sans1" svg:font-family="'DejaVu Sans'" style:font-family-generic="swiss"/>
    <style:font-face style:name="AR PL KaitiM GB1" svg:font-family="'AR PL KaitiM GB'" style:font-family-generic="modern" style:font-pitch="fixed"/>
    <style:font-face style:name="Bitstream Vera Sans Mono" svg:font-family="'Bitstream Vera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KaitiM GB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KaitiM GB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 PL KaitiM GB" style:font-family-asian="'AR PL KaitiM GB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AR PL KaitiM GB1" style:font-family-asian="'AR PL KaitiM GB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11T01:07:29.239974247</meta:creation-date>
    <dc:date>2014-11-06T00:57:13.967587666</dc:date>
    <meta:editing-duration>PT1H49M24S</meta:editing-duration>
    <meta:editing-cycles>6</meta:editing-cycles>
    <meta:generator>LibreOffice/4.2.5.2$Linux_X86_64 LibreOffice_project/420m0$Build-2</meta:generator>
    <meta:document-statistic meta:table-count="4" meta:image-count="0" meta:object-count="0" meta:page-count="5" meta:paragraph-count="207" meta:word-count="1125" meta:character-count="7508" meta:non-whitespace-character-count="5635"/>
  </office:meta>
</office:document-meta>
</file>